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.9846in" fo:margin-right="0in" fo:text-indent="0in" style:auto-text-indent="false"/>
    </style:style>
    <style:style style:name="P4" style:family="paragraph" style:parent-style-name="Standard">
      <style:paragraph-properties fo:margin-left="1.4772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</style:style>
    <style:style style:name="P7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ms</text:p>
      <text:p text:style-name="P1">Name</text:p>
      <text:p text:style-name="P1">Description</text:p>
      <text:p text:style-name="P1">Logo</text:p>
      <text:p text:style-name="P1">HotTopic</text:p>
      <text:p text:style-name="P1">Wikipedia</text:p>
      <text:p text:style-name="P1">Website</text:p>
      <text:p text:style-name="P1">RelatedTags[]</text:p>
      <text:p text:style-name="P3">ObjectId</text:p>
      <text:p text:style-name="P3">FriendlyName</text:p>
      <text:p text:style-name="P3">Path</text:p>
      <text:p text:style-name="P1">ThumbsUpCount</text:p>
      <text:p text:style-name="P1">ThumbsDownCount</text:p>
      <text:p text:style-name="P1">NeutralCount</text:p>
      <text:p text:style-name="P1">TotalCount</text:p>
      <text:p text:style-name="P3"/>
      <text:p text:style-name="P2">NationalStats</text:p>
      <text:p text:style-name="P1">Item (ObjectId)</text:p>
      <text:p text:style-name="P1">BirthYearVoteCount[]</text:p>
      <text:p text:style-name="P3">BirthYear</text:p>
      <text:p text:style-name="P3">ThumbsUpCount</text:p>
      <text:p text:style-name="P3">ThumbsDownCount</text:p>
      <text:p text:style-name="P3">NeutralCount</text:p>
      <text:p text:style-name="P3">TotalCount</text:p>
      <text:p text:style-name="P1">StateCount[]</text:p>
      <text:p text:style-name="P3">State</text:p>
      <text:p text:style-name="P3">ThumbsUpCount</text:p>
      <text:p text:style-name="P3">ThumbsDownCount</text:p>
      <text:p text:style-name="P3">NeutralCount</text:p>
      <text:p text:style-name="P3">TotalCount</text:p>
      <text:p text:style-name="P2">StateStats</text:p>
      <text:p text:style-name="P1">Item (ObjectId)</text:p>
      <text:p text:style-name="P1">State</text:p>
      <text:p text:style-name="P1">BirthYearVoteCount[]</text:p>
      <text:p text:style-name="P3">BirthYear</text:p>
      <text:p text:style-name="P3">ThumbsUpCount</text:p>
      <text:p text:style-name="P3">ThumbsDownCount</text:p>
      <text:p text:style-name="P3">NeutralCount</text:p>
      <text:p text:style-name="P3">TotalCount</text:p>
      <text:p text:style-name="P1">ZipVoteCount[]</text:p>
      <text:p text:style-name="P3">Zip</text:p>
      <text:p text:style-name="P3">Latitude</text:p>
      <text:p text:style-name="P3">Longitude</text:p>
      <text:p text:style-name="P3">ThumbsUpCount</text:p>
      <text:p text:style-name="P3">ThumbsDownCount</text:p>
      <text:p text:style-name="P3">NeutralCount</text:p>
      <text:p text:style-name="P3">TotalCount</text:p>
      <text:p text:style-name="P2"/>
      <text:p text:style-name="P2">Keywords</text:p>
      <text:p text:style-name="P1"><text:soft-page-break/>FriendlyName</text:p>
      <text:p text:style-name="P1">Path</text:p>
      <text:p text:style-name="P1">Item (ObjectId)</text:p>
      <text:p text:style-name="P2"/>
      <text:p text:style-name="P2">Users</text:p>
      <text:p text:style-name="P1">Email</text:p>
      <text:p text:style-name="P1">Password</text:p>
      <text:p text:style-name="P1">Country</text:p>
      <text:p text:style-name="P1">Zip</text:p>
      <text:p text:style-name="P1">Year Born</text:p>
      <text:p text:style-name="P1">MemberSince</text:p>
      <text:p text:style-name="P1">VoteCount</text:p>
      <text:p text:style-name="P1">Confirmed(?)</text:p>
      <text:p text:style-name="P1">Favorites (ObjectIds(?))</text:p>
      <text:p text:style-name="P1">FavoritesCount</text:p>
      <text:p text:style-name="P1"/>
      <text:p text:style-name="P2">UserVotes</text:p>
      <text:p text:style-name="P1">User (ObjectId)</text:p>
      <text:p text:style-name="P1">Item (ObjectId)</text:p>
      <text:p text:style-name="P1">Vote (int)</text:p>
      <text:p text:style-name="P1"/>
      <text:p text:style-name="P2">Zips</text:p>
      <text:p text:style-name="P1">Zip</text:p>
      <text:p text:style-name="P1">Latitude</text:p>
      <text:p text:style-name="P1">Longitude</text:p>
      <text:p text:style-name="P1">City</text:p>
      <text:p text:style-name="P1">State</text:p>
      <text:p text:style-name="P1">CensusData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 Calvert</meta:initial-creator>
    <meta:creation-date>2011-08-26T13:19:59</meta:creation-date>
    <meta:generator>OpenOffice.org/3.3$Unix OpenOffice.org_project/330m20$Build-9567</meta:generator>
    <dc:date>2011-08-29T13:14:16</dc:date>
    <dc:creator>Ryan Calvert</dc:creator>
    <meta:editing-duration>PT4H51M19S</meta:editing-duration>
    <meta:editing-cycles>28</meta:editing-cycles>
    <meta:document-statistic meta:table-count="0" meta:image-count="0" meta:object-count="0" meta:page-count="2" meta:paragraph-count="72" meta:word-count="80" meta:character-count="743"/>
  </office:meta>
</office:document-meta>
</file>